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FALLETTO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OLO RISERVA</text:p>
          </table:table-cell>
          <table:table-cell office:value-type="string">
            <text:p>OSVALDO VI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OLO FALLETTO ETICHETTA ROSSA RISERV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900">
            <text:p>49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ÜRGSTADTER BERG 1G</text:p>
          </table:table-cell>
          <table:table-cell office:value-type="string">
            <text:p>RUDOLF FÜR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KALTERERSEE KUNST 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AROLO IN VINO VERITAS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ALESTINA LIMITED EDITION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EKT</text:p>
          </table:table-cell>
          <table:table-cell office:value-type="string">
            <text:p>RAUMLA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LANC DE BLANCS SPUMANTE DASSIÉ FAVREL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